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NodeDefinition.getRequiredPrimary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NodeDefinition.ServerNodeDefinition( NodeDefinition def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NodeDefinition.getDefaultPrimary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NodeDefinition.allowsSameNameSibl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